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0B0000000B6B6FDCB5.gif" manifest:media-type="image/gif"/>
  <manifest:file-entry manifest:full-path="Pictures/100002000000001900000019E8D32A3E.gif" manifest:media-type="image/gif"/>
  <manifest:file-entry manifest:full-path="Pictures/100002000000000E0000000E36BE6BD0.gif" manifest:media-type="image/gif"/>
  <manifest:file-entry manifest:full-path="Pictures/100002000000000E0000000EACA2CAFA.gif" manifest:media-type="image/gif"/>
  <manifest:file-entry manifest:full-path="Pictures/1000020000000011000000110BD66F37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1.906cm" table:align="center"/>
    </style:style>
    <style:style style:name="Table1.A" style:family="table-column">
      <style:table-column-properties style:column-width="11.906cm"/>
    </style:style>
    <style:style style:name="Table1.A1" style:family="table-cell">
      <style:table-cell-properties style:vertical-align="middle" fo:padding="0.049cm" fo:border="none"/>
    </style:style>
    <style:style style:name="T1" style:family="text">
      <style:text-properties fo:font-size="7.5pt"/>
    </style:style>
    <style:style style:name="fr1" style:family="graphic" style:parent-style-name="Graphics">
      <style:graphic-properties fo:margin-left="0cm" fo:margin-right="0cm" fo:margin-top="0cm" fo:margin-bottom="0cm" style:wrap="left" style:number-wrapped-paragraphs="no-limit" style:wrap-contour="false" style:vertical-pos="top" style:vertical-rel="paragraph-content" style:horizontal-pos="righ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left" style:number-wrapped-paragraphs="no-limit" style:wrap-contour="false" style:vertical-pos="top" style:vertical-rel="paragraph-content" style:horizontal-pos="right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left" style:number-wrapped-paragraphs="no-limit" style:wrap-contour="false" style:vertical-pos="top" style:vertical-rel="paragraph-content" style:horizontal-pos="righ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left" style:number-wrapped-paragraphs="no-limit" style:wrap-contour="false" style:vertical-pos="top" style:vertical-rel="paragraph-content" style:horizontal-pos="right" style:horizontal-rel="paragraph-content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  </text:p>
          </table:table-cell>
        </table:table-row>
        <table:table-row>
          <table:table-cell table:style-name="Table1.A1" office:value-type="string">
            <text:h text:style-name="Heading_20_3" text:outline-level="3"><draw:a xlink:type="simple" xlink:href="javascript:(confirm('Skutečně%20Smazat%20č.148%20?'))?document.location.href='navigace_del.php?id=148':alert('Požadavek%20zrušen.')"><draw:frame draw:style-name="fr1" draw:name="Image1" text:anchor-type="paragraph" svg:width="0.45cm" svg:height="0.45cm" draw:z-index="0"><draw:image xlink:href="Pictures/1000020000000011000000110BD66F37.gif" xlink:type="simple" xlink:show="embed" xlink:actuate="onLoad"/></draw:frame></draw:a><draw:frame draw:style-name="fr1" draw:name="Image2" text:anchor-type="paragraph" svg:width="0.37cm" svg:height="0.37cm" draw:z-index="1"><draw:image xlink:href="Pictures/100002000000000E0000000EACA2CAFA.gif" xlink:type="simple" xlink:show="embed" xlink:actuate="onLoad"/></draw:frame><draw:a xlink:type="simple" xlink:href="https://www.pedf.cuni.cz/adm770223/navigace_edit.php?id=148"><draw:frame draw:style-name="fr2" draw:name="Image3" text:anchor-type="paragraph" svg:width="0.423cm" svg:height="0.423cm" draw:z-index="2"><draw:image xlink:href="Pictures/100002000000000E0000000E36BE6BD0.gif" xlink:type="simple" xlink:show="embed" xlink:actuate="onLoad"/></draw:frame></draw:a><draw:frame draw:style-name="fr1" draw:name="Image4" text:anchor-type="paragraph" svg:width="0.37cm" svg:height="0.37cm" draw:z-index="3"><draw:image xlink:href="Pictures/100002000000000E0000000EACA2CAFA.gif" xlink:type="simple" xlink:show="embed" xlink:actuate="onLoad"/></draw:frame><draw:a xlink:type="simple" xlink:href="https://www.pedf.cuni.cz/adm770223/navigace_add.php?id=148"><draw:frame draw:style-name="fr2" draw:name="Image5" text:anchor-type="paragraph" svg:width="0.423cm" svg:height="0.714cm" draw:z-index="4"><draw:image xlink:href="Pictures/100002000000001900000019E8D32A3E.gif" xlink:type="simple" xlink:show="embed" xlink:actuate="onLoad"/></draw:frame></draw:a><text:bookmark text:name="148"/><text:bookmark text:name="del148"/><draw:a xlink:type="simple" xlink:href="https://www.pedf.cuni.cz/adm770223/navigace_main.php?act=hide&amp;id=148"><draw:frame draw:style-name="fr3" draw:name="Image6" text:anchor-type="as-char" svg:width="0.291cm" svg:height="0.291cm" draw:z-index="95"><draw:image xlink:href="Pictures/100002000000000B0000000B6B6FDCB5.gif" xlink:type="simple" xlink:show="embed" xlink:actuate="onLoad"/></draw:frame></draw:a><text:bookmark text:name="hide148"/> 9. <text:a xlink:type="simple" xlink:href="https://www.pedf.cuni.cz/index.php?menu=148" office:target-frame-name="_blank" xlink:show="new" text:style-name="Internet_20_link" text:visited-style-name="Visited_20_Internet_20_Link">Ústřední knihovna PedF UK</text:a> <text:span text:style-name="T1">148</text:span></text:h>
            <text:p text:style-name="Quotations"><draw:a xlink:type="simple" xlink:href="javascript:(confirm('Skutečně%20Smazat%20č.159%20?'))?document.location.href='navigace_del.php?id=159':alert('Požadavek%20zrušen.')"><draw:frame draw:style-name="fr4" draw:name="Image7" text:anchor-type="paragraph" svg:width="0.45cm" svg:height="0.45cm" draw:z-index="5"><draw:image xlink:href="Pictures/1000020000000011000000110BD66F37.gif" xlink:type="simple" xlink:show="embed" xlink:actuate="onLoad"/></draw:frame></draw:a><draw:frame draw:style-name="fr4" draw:name="Image8" text:anchor-type="paragraph" svg:width="0.37cm" svg:height="0.37cm" draw:z-index="6"><draw:image xlink:href="Pictures/100002000000000E0000000EACA2CAFA.gif" xlink:type="simple" xlink:show="embed" xlink:actuate="onLoad"/></draw:frame><draw:a xlink:type="simple" xlink:href="https://www.pedf.cuni.cz/adm770223/navigace_edit.php?id=159"><draw:frame draw:style-name="fr5" draw:name="Image9" text:anchor-type="paragraph" svg:width="0.423cm" svg:height="0.423cm" draw:z-index="7"><draw:image xlink:href="Pictures/100002000000000E0000000E36BE6BD0.gif" xlink:type="simple" xlink:show="embed" xlink:actuate="onLoad"/></draw:frame></draw:a><draw:frame draw:style-name="fr4" draw:name="Image10" text:anchor-type="paragraph" svg:width="0.37cm" svg:height="0.37cm" draw:z-index="8"><draw:image xlink:href="Pictures/100002000000000E0000000EACA2CAFA.gif" xlink:type="simple" xlink:show="embed" xlink:actuate="onLoad"/></draw:frame><draw:a xlink:type="simple" xlink:href="https://www.pedf.cuni.cz/adm770223/navigace_add.php?id=159"><draw:frame draw:style-name="fr5" draw:name="Image11" text:anchor-type="paragraph" svg:width="0.423cm" svg:height="0.714cm" draw:z-index="9"><draw:image xlink:href="Pictures/100002000000001900000019E8D32A3E.gif" xlink:type="simple" xlink:show="embed" xlink:actuate="onLoad"/></draw:frame></draw:a><text:bookmark text:name="159"/><text:bookmark text:name="del159"/><draw:a xlink:type="simple" xlink:href="https://www.pedf.cuni.cz/adm770223/navigace_main.php?act=hide&amp;id=159"><draw:frame draw:style-name="fr3" draw:name="Image12" text:anchor-type="as-char" svg:width="0.291cm" svg:height="0.291cm" draw:z-index="96"><draw:image xlink:href="Pictures/100002000000000B0000000B6B6FDCB5.gif" xlink:type="simple" xlink:show="embed" xlink:actuate="onLoad"/></draw:frame></draw:a><text:bookmark text:name="hide159"/> 1. <text:a xlink:type="simple" xlink:href="http://ckis.cuni.cz/F/?func=file&amp;file_name=base-list-pedf" office:target-frame-name="_blank" xlink:show="new" text:style-name="Internet_20_link" text:visited-style-name="Visited_20_Internet_20_Link">Katalog</text:a> <text:span text:style-name="T1">159</text:span></text:p>
            <text:p text:style-name="Quotations"><draw:a xlink:type="simple" xlink:href="javascript:(confirm('Skutečně%20Smazat%20č.184%20?'))?document.location.href='navigace_del.php?id=184':alert('Požadavek%20zrušen.')"><draw:frame draw:style-name="fr4" draw:name="Image13" text:anchor-type="paragraph" svg:width="0.45cm" svg:height="0.45cm" draw:z-index="10"><draw:image xlink:href="Pictures/1000020000000011000000110BD66F37.gif" xlink:type="simple" xlink:show="embed" xlink:actuate="onLoad"/></draw:frame></draw:a><draw:frame draw:style-name="fr4" draw:name="Image14" text:anchor-type="paragraph" svg:width="0.37cm" svg:height="0.37cm" draw:z-index="11"><draw:image xlink:href="Pictures/100002000000000E0000000EACA2CAFA.gif" xlink:type="simple" xlink:show="embed" xlink:actuate="onLoad"/></draw:frame><draw:a xlink:type="simple" xlink:href="https://www.pedf.cuni.cz/adm770223/navigace_edit.php?id=184"><draw:frame draw:style-name="fr5" draw:name="Image15" text:anchor-type="paragraph" svg:width="0.423cm" svg:height="0.423cm" draw:z-index="12"><draw:image xlink:href="Pictures/100002000000000E0000000E36BE6BD0.gif" xlink:type="simple" xlink:show="embed" xlink:actuate="onLoad"/></draw:frame></draw:a><draw:frame draw:style-name="fr4" draw:name="Image16" text:anchor-type="paragraph" svg:width="0.37cm" svg:height="0.37cm" draw:z-index="13"><draw:image xlink:href="Pictures/100002000000000E0000000EACA2CAFA.gif" xlink:type="simple" xlink:show="embed" xlink:actuate="onLoad"/></draw:frame><draw:a xlink:type="simple" xlink:href="https://www.pedf.cuni.cz/adm770223/navigace_add.php?id=184"><draw:frame draw:style-name="fr5" draw:name="Image17" text:anchor-type="paragraph" svg:width="0.423cm" svg:height="0.714cm" draw:z-index="14"><draw:image xlink:href="Pictures/100002000000001900000019E8D32A3E.gif" xlink:type="simple" xlink:show="embed" xlink:actuate="onLoad"/></draw:frame></draw:a><text:bookmark text:name="184"/><text:bookmark text:name="del184"/><draw:a xlink:type="simple" xlink:href="https://www.pedf.cuni.cz/adm770223/navigace_main.php?act=hide&amp;id=184"><draw:frame draw:style-name="fr3" draw:name="Image18" text:anchor-type="as-char" svg:width="0.291cm" svg:height="0.291cm" draw:z-index="97"><draw:image xlink:href="Pictures/100002000000000B0000000B6B6FDCB5.gif" xlink:type="simple" xlink:show="embed" xlink:actuate="onLoad"/></draw:frame></draw:a><text:bookmark text:name="hide184"/> 2. <text:a xlink:type="simple" xlink:href="http://195.113.37.40/nove_knihy/index.html" office:target-frame-name="_blank" xlink:show="new" text:style-name="Internet_20_link" text:visited-style-name="Visited_20_Internet_20_Link">Nové knihy</text:a> <text:span text:style-name="T1">184</text:span></text:p>
            <text:p text:style-name="Quotations"><draw:a xlink:type="simple" xlink:href="javascript:(confirm('Skutečně%20Smazat%20č.155%20?'))?document.location.href='navigace_del.php?id=155':alert('Požadavek%20zrušen.')"><draw:frame draw:style-name="fr4" draw:name="Image19" text:anchor-type="paragraph" svg:width="0.45cm" svg:height="0.45cm" draw:z-index="15"><draw:image xlink:href="Pictures/1000020000000011000000110BD66F37.gif" xlink:type="simple" xlink:show="embed" xlink:actuate="onLoad"/></draw:frame></draw:a><draw:frame draw:style-name="fr4" draw:name="Image20" text:anchor-type="paragraph" svg:width="0.37cm" svg:height="0.37cm" draw:z-index="16"><draw:image xlink:href="Pictures/100002000000000E0000000EACA2CAFA.gif" xlink:type="simple" xlink:show="embed" xlink:actuate="onLoad"/></draw:frame><draw:a xlink:type="simple" xlink:href="https://www.pedf.cuni.cz/adm770223/navigace_edit.php?id=155"><draw:frame draw:style-name="fr5" draw:name="Image21" text:anchor-type="paragraph" svg:width="0.423cm" svg:height="0.423cm" draw:z-index="17"><draw:image xlink:href="Pictures/100002000000000E0000000E36BE6BD0.gif" xlink:type="simple" xlink:show="embed" xlink:actuate="onLoad"/></draw:frame></draw:a><draw:frame draw:style-name="fr4" draw:name="Image22" text:anchor-type="paragraph" svg:width="0.37cm" svg:height="0.37cm" draw:z-index="18"><draw:image xlink:href="Pictures/100002000000000E0000000EACA2CAFA.gif" xlink:type="simple" xlink:show="embed" xlink:actuate="onLoad"/></draw:frame><draw:a xlink:type="simple" xlink:href="https://www.pedf.cuni.cz/adm770223/navigace_add.php?id=155"><draw:frame draw:style-name="fr5" draw:name="Image23" text:anchor-type="paragraph" svg:width="0.423cm" svg:height="0.714cm" draw:z-index="19"><draw:image xlink:href="Pictures/100002000000001900000019E8D32A3E.gif" xlink:type="simple" xlink:show="embed" xlink:actuate="onLoad"/></draw:frame></draw:a><text:bookmark text:name="155"/><text:bookmark text:name="del155"/><draw:a xlink:type="simple" xlink:href="https://www.pedf.cuni.cz/adm770223/navigace_main.php?act=hide&amp;id=155"><draw:frame draw:style-name="fr3" draw:name="Image24" text:anchor-type="as-char" svg:width="0.291cm" svg:height="0.291cm" draw:z-index="98"><draw:image xlink:href="Pictures/100002000000000B0000000B6B6FDCB5.gif" xlink:type="simple" xlink:show="embed" xlink:actuate="onLoad"/></draw:frame></draw:a><text:bookmark text:name="hide155"/> 3. <text:a xlink:type="simple" xlink:href="http://195.113.37.40/informace.htm" office:target-frame-name="_blank" xlink:show="new" text:style-name="Internet_20_link" text:visited-style-name="Visited_20_Internet_20_Link">Informace</text:a> <text:span text:style-name="T1">155</text:span></text:p>
            <text:p text:style-name="Quotations"><draw:a xlink:type="simple" xlink:href="javascript:(confirm('Skutečně%20Smazat%20č.156%20?'))?document.location.href='navigace_del.php?id=156':alert('Požadavek%20zrušen.')"><draw:frame draw:style-name="fr4" draw:name="Image25" text:anchor-type="paragraph" svg:width="0.45cm" svg:height="0.45cm" draw:z-index="20"><draw:image xlink:href="Pictures/1000020000000011000000110BD66F37.gif" xlink:type="simple" xlink:show="embed" xlink:actuate="onLoad"/></draw:frame></draw:a><draw:frame draw:style-name="fr4" draw:name="Image26" text:anchor-type="paragraph" svg:width="0.37cm" svg:height="0.37cm" draw:z-index="21"><draw:image xlink:href="Pictures/100002000000000E0000000EACA2CAFA.gif" xlink:type="simple" xlink:show="embed" xlink:actuate="onLoad"/></draw:frame><draw:a xlink:type="simple" xlink:href="https://www.pedf.cuni.cz/adm770223/navigace_edit.php?id=156"><draw:frame draw:style-name="fr5" draw:name="Image27" text:anchor-type="paragraph" svg:width="0.423cm" svg:height="0.423cm" draw:z-index="22"><draw:image xlink:href="Pictures/100002000000000E0000000E36BE6BD0.gif" xlink:type="simple" xlink:show="embed" xlink:actuate="onLoad"/></draw:frame></draw:a><draw:frame draw:style-name="fr4" draw:name="Image28" text:anchor-type="paragraph" svg:width="0.37cm" svg:height="0.37cm" draw:z-index="23"><draw:image xlink:href="Pictures/100002000000000E0000000EACA2CAFA.gif" xlink:type="simple" xlink:show="embed" xlink:actuate="onLoad"/></draw:frame><draw:a xlink:type="simple" xlink:href="https://www.pedf.cuni.cz/adm770223/navigace_add.php?id=156"><draw:frame draw:style-name="fr5" draw:name="Image29" text:anchor-type="paragraph" svg:width="0.423cm" svg:height="0.714cm" draw:z-index="24"><draw:image xlink:href="Pictures/100002000000001900000019E8D32A3E.gif" xlink:type="simple" xlink:show="embed" xlink:actuate="onLoad"/></draw:frame></draw:a><text:bookmark text:name="156"/><text:bookmark text:name="del156"/><draw:a xlink:type="simple" xlink:href="https://www.pedf.cuni.cz/adm770223/navigace_main.php?act=hide&amp;id=156"><draw:frame draw:style-name="fr3" draw:name="Image30" text:anchor-type="as-char" svg:width="0.291cm" svg:height="0.291cm" draw:z-index="99"><draw:image xlink:href="Pictures/100002000000000B0000000B6B6FDCB5.gif" xlink:type="simple" xlink:show="embed" xlink:actuate="onLoad"/></draw:frame></draw:a><text:bookmark text:name="hide156"/> 4. <text:a xlink:type="simple" xlink:href="http://195.113.37.40/sluzby.htm" office:target-frame-name="_blank" xlink:show="new" text:style-name="Internet_20_link" text:visited-style-name="Visited_20_Internet_20_Link">Služby</text:a> <text:span text:style-name="T1">156</text:span></text:p>
            <text:p text:style-name="Quotations"><draw:a xlink:type="simple" xlink:href="javascript:(confirm('Skutečně%20Smazat%20č.157%20?'))?document.location.href='navigace_del.php?id=157':alert('Požadavek%20zrušen.')"><draw:frame draw:style-name="fr4" draw:name="Image31" text:anchor-type="paragraph" svg:width="0.45cm" svg:height="0.45cm" draw:z-index="25"><draw:image xlink:href="Pictures/1000020000000011000000110BD66F37.gif" xlink:type="simple" xlink:show="embed" xlink:actuate="onLoad"/></draw:frame></draw:a><draw:frame draw:style-name="fr4" draw:name="Image32" text:anchor-type="paragraph" svg:width="0.37cm" svg:height="0.37cm" draw:z-index="26"><draw:image xlink:href="Pictures/100002000000000E0000000EACA2CAFA.gif" xlink:type="simple" xlink:show="embed" xlink:actuate="onLoad"/></draw:frame><draw:a xlink:type="simple" xlink:href="https://www.pedf.cuni.cz/adm770223/navigace_edit.php?id=157"><draw:frame draw:style-name="fr5" draw:name="Image33" text:anchor-type="paragraph" svg:width="0.423cm" svg:height="0.423cm" draw:z-index="27"><draw:image xlink:href="Pictures/100002000000000E0000000E36BE6BD0.gif" xlink:type="simple" xlink:show="embed" xlink:actuate="onLoad"/></draw:frame></draw:a><draw:frame draw:style-name="fr4" draw:name="Image34" text:anchor-type="paragraph" svg:width="0.37cm" svg:height="0.37cm" draw:z-index="28"><draw:image xlink:href="Pictures/100002000000000E0000000EACA2CAFA.gif" xlink:type="simple" xlink:show="embed" xlink:actuate="onLoad"/></draw:frame><draw:a xlink:type="simple" xlink:href="https://www.pedf.cuni.cz/adm770223/navigace_add.php?id=157"><draw:frame draw:style-name="fr5" draw:name="Image35" text:anchor-type="paragraph" svg:width="0.423cm" svg:height="0.714cm" draw:z-index="29"><draw:image xlink:href="Pictures/100002000000001900000019E8D32A3E.gif" xlink:type="simple" xlink:show="embed" xlink:actuate="onLoad"/></draw:frame></draw:a><text:bookmark text:name="157"/><text:bookmark text:name="del157"/><draw:a xlink:type="simple" xlink:href="https://www.pedf.cuni.cz/adm770223/navigace_main.php?act=hide&amp;id=157"><draw:frame draw:style-name="fr3" draw:name="Image36" text:anchor-type="as-char" svg:width="0.291cm" svg:height="0.291cm" draw:z-index="100"><draw:image xlink:href="Pictures/100002000000000B0000000B6B6FDCB5.gif" xlink:type="simple" xlink:show="embed" xlink:actuate="onLoad"/></draw:frame></draw:a><text:bookmark text:name="hide157"/> 5. <text:a xlink:type="simple" xlink:href="http://195.113.37.40/uzivatele.htm" office:target-frame-name="_blank" xlink:show="new" text:style-name="Internet_20_link" text:visited-style-name="Visited_20_Internet_20_Link">Uživatelé</text:a> <text:span text:style-name="T1">157</text:span></text:p>
            <text:p text:style-name="Quotations"><draw:a xlink:type="simple" xlink:href="javascript:(confirm('Skutečně%20Smazat%20č.158%20?'))?document.location.href='navigace_del.php?id=158':alert('Požadavek%20zrušen.')"><draw:frame draw:style-name="fr4" draw:name="Image37" text:anchor-type="paragraph" svg:width="0.45cm" svg:height="0.45cm" draw:z-index="30"><draw:image xlink:href="Pictures/1000020000000011000000110BD66F37.gif" xlink:type="simple" xlink:show="embed" xlink:actuate="onLoad"/></draw:frame></draw:a><draw:frame draw:style-name="fr4" draw:name="Image38" text:anchor-type="paragraph" svg:width="0.37cm" svg:height="0.37cm" draw:z-index="31"><draw:image xlink:href="Pictures/100002000000000E0000000EACA2CAFA.gif" xlink:type="simple" xlink:show="embed" xlink:actuate="onLoad"/></draw:frame><draw:a xlink:type="simple" xlink:href="https://www.pedf.cuni.cz/adm770223/navigace_edit.php?id=158"><draw:frame draw:style-name="fr5" draw:name="Image39" text:anchor-type="paragraph" svg:width="0.423cm" svg:height="0.423cm" draw:z-index="32"><draw:image xlink:href="Pictures/100002000000000E0000000E36BE6BD0.gif" xlink:type="simple" xlink:show="embed" xlink:actuate="onLoad"/></draw:frame></draw:a><draw:frame draw:style-name="fr4" draw:name="Image40" text:anchor-type="paragraph" svg:width="0.37cm" svg:height="0.37cm" draw:z-index="33"><draw:image xlink:href="Pictures/100002000000000E0000000EACA2CAFA.gif" xlink:type="simple" xlink:show="embed" xlink:actuate="onLoad"/></draw:frame><draw:a xlink:type="simple" xlink:href="https://www.pedf.cuni.cz/adm770223/navigace_add.php?id=158"><draw:frame draw:style-name="fr5" draw:name="Image41" text:anchor-type="paragraph" svg:width="0.423cm" svg:height="0.714cm" draw:z-index="34"><draw:image xlink:href="Pictures/100002000000001900000019E8D32A3E.gif" xlink:type="simple" xlink:show="embed" xlink:actuate="onLoad"/></draw:frame></draw:a><text:bookmark text:name="158"/><text:bookmark text:name="del158"/><draw:a xlink:type="simple" xlink:href="https://www.pedf.cuni.cz/adm770223/navigace_main.php?act=hide&amp;id=158"><draw:frame draw:style-name="fr3" draw:name="Image42" text:anchor-type="as-char" svg:width="0.291cm" svg:height="0.291cm" draw:z-index="101"><draw:image xlink:href="Pictures/100002000000000B0000000B6B6FDCB5.gif" xlink:type="simple" xlink:show="embed" xlink:actuate="onLoad"/></draw:frame></draw:a><text:bookmark text:name="hide158"/> 6. <text:a xlink:type="simple" xlink:href="http://195.113.37.40/inform_vzdelavani.htm" office:target-frame-name="_blank" xlink:show="new" text:style-name="Internet_20_link" text:visited-style-name="Visited_20_Internet_20_Link">Informační vzdělávání</text:a> <text:span text:style-name="T1">158</text:span></text:p>
            <text:p text:style-name="Quotations"><draw:a xlink:type="simple" xlink:href="javascript:(confirm('Skutečně%20Smazat%20č.160%20?'))?document.location.href='navigace_del.php?id=160':alert('Požadavek%20zrušen.')"><draw:frame draw:style-name="fr4" draw:name="Image43" text:anchor-type="paragraph" svg:width="0.45cm" svg:height="0.45cm" draw:z-index="35"><draw:image xlink:href="Pictures/1000020000000011000000110BD66F37.gif" xlink:type="simple" xlink:show="embed" xlink:actuate="onLoad"/></draw:frame></draw:a><draw:frame draw:style-name="fr4" draw:name="Image44" text:anchor-type="paragraph" svg:width="0.37cm" svg:height="0.37cm" draw:z-index="36"><draw:image xlink:href="Pictures/100002000000000E0000000EACA2CAFA.gif" xlink:type="simple" xlink:show="embed" xlink:actuate="onLoad"/></draw:frame><draw:a xlink:type="simple" xlink:href="https://www.pedf.cuni.cz/adm770223/navigace_edit.php?id=160"><draw:frame draw:style-name="fr5" draw:name="Image45" text:anchor-type="paragraph" svg:width="0.423cm" svg:height="0.423cm" draw:z-index="37"><draw:image xlink:href="Pictures/100002000000000E0000000E36BE6BD0.gif" xlink:type="simple" xlink:show="embed" xlink:actuate="onLoad"/></draw:frame></draw:a><draw:frame draw:style-name="fr4" draw:name="Image46" text:anchor-type="paragraph" svg:width="0.37cm" svg:height="0.37cm" draw:z-index="38"><draw:image xlink:href="Pictures/100002000000000E0000000EACA2CAFA.gif" xlink:type="simple" xlink:show="embed" xlink:actuate="onLoad"/></draw:frame><draw:a xlink:type="simple" xlink:href="https://www.pedf.cuni.cz/adm770223/navigace_add.php?id=160"><draw:frame draw:style-name="fr5" draw:name="Image47" text:anchor-type="paragraph" svg:width="0.423cm" svg:height="0.714cm" draw:z-index="39"><draw:image xlink:href="Pictures/100002000000001900000019E8D32A3E.gif" xlink:type="simple" xlink:show="embed" xlink:actuate="onLoad"/></draw:frame></draw:a><text:bookmark text:name="160"/><text:bookmark text:name="del160"/><draw:a xlink:type="simple" xlink:href="https://www.pedf.cuni.cz/adm770223/navigace_main.php?act=hide&amp;id=160"><draw:frame draw:style-name="fr3" draw:name="Image48" text:anchor-type="as-char" svg:width="0.291cm" svg:height="0.291cm" draw:z-index="102"><draw:image xlink:href="Pictures/100002000000000B0000000B6B6FDCB5.gif" xlink:type="simple" xlink:show="embed" xlink:actuate="onLoad"/></draw:frame></draw:a><text:bookmark text:name="hide160"/> 7. <text:a xlink:type="simple" xlink:href="http://kis.is.cuni.cz/" office:target-frame-name="_blank" xlink:show="new" text:style-name="Internet_20_link" text:visited-style-name="Visited_20_Internet_20_Link">Knihovní služby UK</text:a> <text:span text:style-name="T1">160</text:span></text:p>
            <text:p text:style-name="Quotations"><draw:a xlink:type="simple" xlink:href="javascript:(confirm('Skutečně%20Smazat%20č.161%20?'))?document.location.href='navigace_del.php?id=161':alert('Požadavek%20zrušen.')"><draw:frame draw:style-name="fr4" draw:name="Image49" text:anchor-type="paragraph" svg:width="0.45cm" svg:height="0.45cm" draw:z-index="40"><draw:image xlink:href="Pictures/1000020000000011000000110BD66F37.gif" xlink:type="simple" xlink:show="embed" xlink:actuate="onLoad"/></draw:frame></draw:a><draw:frame draw:style-name="fr4" draw:name="Image50" text:anchor-type="paragraph" svg:width="0.37cm" svg:height="0.37cm" draw:z-index="41"><draw:image xlink:href="Pictures/100002000000000E0000000EACA2CAFA.gif" xlink:type="simple" xlink:show="embed" xlink:actuate="onLoad"/></draw:frame><draw:a xlink:type="simple" xlink:href="https://www.pedf.cuni.cz/adm770223/navigace_edit.php?id=161"><draw:frame draw:style-name="fr5" draw:name="Image51" text:anchor-type="paragraph" svg:width="0.423cm" svg:height="0.423cm" draw:z-index="42"><draw:image xlink:href="Pictures/100002000000000E0000000E36BE6BD0.gif" xlink:type="simple" xlink:show="embed" xlink:actuate="onLoad"/></draw:frame></draw:a><draw:frame draw:style-name="fr4" draw:name="Image52" text:anchor-type="paragraph" svg:width="0.37cm" svg:height="0.37cm" draw:z-index="43"><draw:image xlink:href="Pictures/100002000000000E0000000EACA2CAFA.gif" xlink:type="simple" xlink:show="embed" xlink:actuate="onLoad"/></draw:frame><draw:a xlink:type="simple" xlink:href="https://www.pedf.cuni.cz/adm770223/navigace_add.php?id=161"><draw:frame draw:style-name="fr5" draw:name="Image53" text:anchor-type="paragraph" svg:width="0.423cm" svg:height="0.714cm" draw:z-index="44"><draw:image xlink:href="Pictures/100002000000001900000019E8D32A3E.gif" xlink:type="simple" xlink:show="embed" xlink:actuate="onLoad"/></draw:frame></draw:a><text:bookmark text:name="161"/><text:bookmark text:name="del161"/><draw:a xlink:type="simple" xlink:href="https://www.pedf.cuni.cz/adm770223/navigace_main.php?act=hide&amp;id=161"><draw:frame draw:style-name="fr3" draw:name="Image54" text:anchor-type="as-char" svg:width="0.291cm" svg:height="0.291cm" draw:z-index="103"><draw:image xlink:href="Pictures/100002000000000B0000000B6B6FDCB5.gif" xlink:type="simple" xlink:show="embed" xlink:actuate="onLoad"/></draw:frame></draw:a><text:bookmark text:name="hide161"/> 8. <text:a xlink:type="simple" xlink:href="http://195.113.37.40/kvalifikacni_prace.htm" office:target-frame-name="_blank" xlink:show="new" text:style-name="Internet_20_link" text:visited-style-name="Visited_20_Internet_20_Link">Kvalifikační práce</text:a> <text:span text:style-name="T1">161</text:span></text:p>
            <text:p text:style-name="Quotations"><draw:a xlink:type="simple" xlink:href="javascript:(confirm('Skutečně%20Smazat%20č.162%20?'))?document.location.href='navigace_del.php?id=162':alert('Požadavek%20zrušen.')"><draw:frame draw:style-name="fr4" draw:name="Image55" text:anchor-type="paragraph" svg:width="0.45cm" svg:height="0.45cm" draw:z-index="45"><draw:image xlink:href="Pictures/1000020000000011000000110BD66F37.gif" xlink:type="simple" xlink:show="embed" xlink:actuate="onLoad"/></draw:frame></draw:a><draw:frame draw:style-name="fr4" draw:name="Image56" text:anchor-type="paragraph" svg:width="0.37cm" svg:height="0.37cm" draw:z-index="46"><draw:image xlink:href="Pictures/100002000000000E0000000EACA2CAFA.gif" xlink:type="simple" xlink:show="embed" xlink:actuate="onLoad"/></draw:frame><draw:a xlink:type="simple" xlink:href="https://www.pedf.cuni.cz/adm770223/navigace_edit.php?id=162"><draw:frame draw:style-name="fr5" draw:name="Image57" text:anchor-type="paragraph" svg:width="0.423cm" svg:height="0.423cm" draw:z-index="47"><draw:image xlink:href="Pictures/100002000000000E0000000E36BE6BD0.gif" xlink:type="simple" xlink:show="embed" xlink:actuate="onLoad"/></draw:frame></draw:a><draw:frame draw:style-name="fr4" draw:name="Image58" text:anchor-type="paragraph" svg:width="0.37cm" svg:height="0.37cm" draw:z-index="48"><draw:image xlink:href="Pictures/100002000000000E0000000EACA2CAFA.gif" xlink:type="simple" xlink:show="embed" xlink:actuate="onLoad"/></draw:frame><draw:a xlink:type="simple" xlink:href="https://www.pedf.cuni.cz/adm770223/navigace_add.php?id=162"><draw:frame draw:style-name="fr5" draw:name="Image59" text:anchor-type="paragraph" svg:width="0.423cm" svg:height="0.714cm" draw:z-index="49"><draw:image xlink:href="Pictures/100002000000001900000019E8D32A3E.gif" xlink:type="simple" xlink:show="embed" xlink:actuate="onLoad"/></draw:frame></draw:a><text:bookmark text:name="162"/><text:bookmark text:name="del162"/><draw:a xlink:type="simple" xlink:href="https://www.pedf.cuni.cz/adm770223/navigace_main.php?act=hide&amp;id=162"><draw:frame draw:style-name="fr3" draw:name="Image60" text:anchor-type="as-char" svg:width="0.291cm" svg:height="0.291cm" draw:z-index="104"><draw:image xlink:href="Pictures/100002000000000B0000000B6B6FDCB5.gif" xlink:type="simple" xlink:show="embed" xlink:actuate="onLoad"/></draw:frame></draw:a><text:bookmark text:name="hide162"/> 9. <text:a xlink:type="simple" xlink:href="http://195.113.37.40/eiz.htm" office:target-frame-name="_blank" xlink:show="new" text:style-name="Internet_20_link" text:visited-style-name="Visited_20_Internet_20_Link">Elektronické informační zdroje</text:a> <text:span text:style-name="T1">162</text:span></text:p>
            <text:p text:style-name="Quotations"><draw:a xlink:type="simple" xlink:href="javascript:(confirm('Skutečně%20Smazat%20č.163%20?'))?document.location.href='navigace_del.php?id=163':alert('Požadavek%20zrušen.')"><draw:frame draw:style-name="fr4" draw:name="Image61" text:anchor-type="paragraph" svg:width="0.45cm" svg:height="0.45cm" draw:z-index="50"><draw:image xlink:href="Pictures/1000020000000011000000110BD66F37.gif" xlink:type="simple" xlink:show="embed" xlink:actuate="onLoad"/></draw:frame></draw:a><draw:frame draw:style-name="fr4" draw:name="Image62" text:anchor-type="paragraph" svg:width="0.37cm" svg:height="0.37cm" draw:z-index="51"><draw:image xlink:href="Pictures/100002000000000E0000000EACA2CAFA.gif" xlink:type="simple" xlink:show="embed" xlink:actuate="onLoad"/></draw:frame><draw:a xlink:type="simple" xlink:href="https://www.pedf.cuni.cz/adm770223/navigace_edit.php?id=163"><draw:frame draw:style-name="fr5" draw:name="Image63" text:anchor-type="paragraph" svg:width="0.423cm" svg:height="0.423cm" draw:z-index="52"><draw:image xlink:href="Pictures/100002000000000E0000000E36BE6BD0.gif" xlink:type="simple" xlink:show="embed" xlink:actuate="onLoad"/></draw:frame></draw:a><draw:frame draw:style-name="fr4" draw:name="Image64" text:anchor-type="paragraph" svg:width="0.37cm" svg:height="0.37cm" draw:z-index="53"><draw:image xlink:href="Pictures/100002000000000E0000000EACA2CAFA.gif" xlink:type="simple" xlink:show="embed" xlink:actuate="onLoad"/></draw:frame><draw:a xlink:type="simple" xlink:href="https://www.pedf.cuni.cz/adm770223/navigace_add.php?id=163"><draw:frame draw:style-name="fr5" draw:name="Image65" text:anchor-type="paragraph" svg:width="0.423cm" svg:height="0.714cm" draw:z-index="54"><draw:image xlink:href="Pictures/100002000000001900000019E8D32A3E.gif" xlink:type="simple" xlink:show="embed" xlink:actuate="onLoad"/></draw:frame></draw:a><text:bookmark text:name="163"/><text:bookmark text:name="del163"/><draw:a xlink:type="simple" xlink:href="https://www.pedf.cuni.cz/adm770223/navigace_main.php?act=hide&amp;id=163"><draw:frame draw:style-name="fr3" draw:name="Image66" text:anchor-type="as-char" svg:width="0.291cm" svg:height="0.291cm" draw:z-index="105"><draw:image xlink:href="Pictures/100002000000000B0000000B6B6FDCB5.gif" xlink:type="simple" xlink:show="embed" xlink:actuate="onLoad"/></draw:frame></draw:a><text:bookmark text:name="hide163"/> 10. <text:a xlink:type="simple" xlink:href="http://195.113.37.40/periodika.htm" office:target-frame-name="_blank" xlink:show="new" text:style-name="Internet_20_link" text:visited-style-name="Visited_20_Internet_20_Link">Periodika</text:a> <text:span text:style-name="T1">163</text:span></text:p>
            <text:p text:style-name="Quotations"><draw:a xlink:type="simple" xlink:href="javascript:(confirm('Skutečně%20Smazat%20č.164%20?'))?document.location.href='navigace_del.php?id=164':alert('Požadavek%20zrušen.')"><draw:frame draw:style-name="fr4" draw:name="Image67" text:anchor-type="paragraph" svg:width="0.45cm" svg:height="0.45cm" draw:z-index="55"><draw:image xlink:href="Pictures/1000020000000011000000110BD66F37.gif" xlink:type="simple" xlink:show="embed" xlink:actuate="onLoad"/></draw:frame></draw:a><draw:frame draw:style-name="fr4" draw:name="Image68" text:anchor-type="paragraph" svg:width="0.37cm" svg:height="0.37cm" draw:z-index="56"><draw:image xlink:href="Pictures/100002000000000E0000000EACA2CAFA.gif" xlink:type="simple" xlink:show="embed" xlink:actuate="onLoad"/></draw:frame><draw:a xlink:type="simple" xlink:href="https://www.pedf.cuni.cz/adm770223/navigace_edit.php?id=164"><draw:frame draw:style-name="fr5" draw:name="Image69" text:anchor-type="paragraph" svg:width="0.423cm" svg:height="0.423cm" draw:z-index="57"><draw:image xlink:href="Pictures/100002000000000E0000000E36BE6BD0.gif" xlink:type="simple" xlink:show="embed" xlink:actuate="onLoad"/></draw:frame></draw:a><draw:frame draw:style-name="fr4" draw:name="Image70" text:anchor-type="paragraph" svg:width="0.37cm" svg:height="0.37cm" draw:z-index="58"><draw:image xlink:href="Pictures/100002000000000E0000000EACA2CAFA.gif" xlink:type="simple" xlink:show="embed" xlink:actuate="onLoad"/></draw:frame><draw:a xlink:type="simple" xlink:href="https://www.pedf.cuni.cz/adm770223/navigace_add.php?id=164"><draw:frame draw:style-name="fr5" draw:name="Image71" text:anchor-type="paragraph" svg:width="0.423cm" svg:height="0.714cm" draw:z-index="59"><draw:image xlink:href="Pictures/100002000000001900000019E8D32A3E.gif" xlink:type="simple" xlink:show="embed" xlink:actuate="onLoad"/></draw:frame></draw:a><text:bookmark text:name="164"/><text:bookmark text:name="del164"/><draw:a xlink:type="simple" xlink:href="https://www.pedf.cuni.cz/adm770223/navigace_main.php?act=hide&amp;id=164"><draw:frame draw:style-name="fr3" draw:name="Image72" text:anchor-type="as-char" svg:width="0.291cm" svg:height="0.291cm" draw:z-index="106"><draw:image xlink:href="Pictures/100002000000000B0000000B6B6FDCB5.gif" xlink:type="simple" xlink:show="embed" xlink:actuate="onLoad"/></draw:frame></draw:a><text:bookmark text:name="hide164"/> 11. <text:a xlink:type="simple" xlink:href="http://195.113.37.40/e-formulare.htm" office:target-frame-name="_blank" xlink:show="new" text:style-name="Internet_20_link" text:visited-style-name="Visited_20_Internet_20_Link">Elektronické formuláře</text:a> <text:span text:style-name="T1">164</text:span></text:p>
            <text:p text:style-name="Quotations"><draw:a xlink:type="simple" xlink:href="javascript:(confirm('Skutečně%20Smazat%20č.165%20?'))?document.location.href='navigace_del.php?id=165':alert('Požadavek%20zrušen.')"><draw:frame draw:style-name="fr4" draw:name="Image73" text:anchor-type="paragraph" svg:width="0.45cm" svg:height="0.45cm" draw:z-index="60"><draw:image xlink:href="Pictures/1000020000000011000000110BD66F37.gif" xlink:type="simple" xlink:show="embed" xlink:actuate="onLoad"/></draw:frame></draw:a><draw:frame draw:style-name="fr4" draw:name="Image74" text:anchor-type="paragraph" svg:width="0.37cm" svg:height="0.37cm" draw:z-index="61"><draw:image xlink:href="Pictures/100002000000000E0000000EACA2CAFA.gif" xlink:type="simple" xlink:show="embed" xlink:actuate="onLoad"/></draw:frame><draw:a xlink:type="simple" xlink:href="https://www.pedf.cuni.cz/adm770223/navigace_edit.php?id=165"><draw:frame draw:style-name="fr5" draw:name="Image75" text:anchor-type="paragraph" svg:width="0.423cm" svg:height="0.423cm" draw:z-index="62"><draw:image xlink:href="Pictures/100002000000000E0000000E36BE6BD0.gif" xlink:type="simple" xlink:show="embed" xlink:actuate="onLoad"/></draw:frame></draw:a><draw:frame draw:style-name="fr4" draw:name="Image76" text:anchor-type="paragraph" svg:width="0.37cm" svg:height="0.37cm" draw:z-index="63"><draw:image xlink:href="Pictures/100002000000000E0000000EACA2CAFA.gif" xlink:type="simple" xlink:show="embed" xlink:actuate="onLoad"/></draw:frame><draw:a xlink:type="simple" xlink:href="https://www.pedf.cuni.cz/adm770223/navigace_add.php?id=165"><draw:frame draw:style-name="fr5" draw:name="Image77" text:anchor-type="paragraph" svg:width="0.423cm" svg:height="0.714cm" draw:z-index="64"><draw:image xlink:href="Pictures/100002000000001900000019E8D32A3E.gif" xlink:type="simple" xlink:show="embed" xlink:actuate="onLoad"/></draw:frame></draw:a><text:bookmark text:name="165"/><text:bookmark text:name="del165"/><draw:a xlink:type="simple" xlink:href="https://www.pedf.cuni.cz/adm770223/navigace_main.php?act=hide&amp;id=165"><draw:frame draw:style-name="fr3" draw:name="Image78" text:anchor-type="as-char" svg:width="0.291cm" svg:height="0.291cm" draw:z-index="107"><draw:image xlink:href="Pictures/100002000000000B0000000B6B6FDCB5.gif" xlink:type="simple" xlink:show="embed" xlink:actuate="onLoad"/></draw:frame></draw:a><text:bookmark text:name="hide165"/> 12. <text:a xlink:type="simple" xlink:href="http://beta.pedf.cuni.cz/biblio" office:target-frame-name="_blank" xlink:show="new" text:style-name="Internet_20_link" text:visited-style-name="Visited_20_Internet_20_Link">Publikační činnost</text:a> <text:span text:style-name="T1">165</text:span></text:p>
            <text:p text:style-name="Quotations"><draw:a xlink:type="simple" xlink:href="javascript:(confirm('Skutečně%20Smazat%20č.758%20?'))?document.location.href='navigace_del.php?id=758':alert('Požadavek%20zrušen.')"><draw:frame draw:style-name="fr4" draw:name="Image79" text:anchor-type="paragraph" svg:width="0.45cm" svg:height="0.45cm" draw:z-index="65"><draw:image xlink:href="Pictures/1000020000000011000000110BD66F37.gif" xlink:type="simple" xlink:show="embed" xlink:actuate="onLoad"/></draw:frame></draw:a><draw:frame draw:style-name="fr4" draw:name="Image80" text:anchor-type="paragraph" svg:width="0.37cm" svg:height="0.37cm" draw:z-index="66"><draw:image xlink:href="Pictures/100002000000000E0000000EACA2CAFA.gif" xlink:type="simple" xlink:show="embed" xlink:actuate="onLoad"/></draw:frame><draw:a xlink:type="simple" xlink:href="https://www.pedf.cuni.cz/adm770223/navigace_edit.php?id=758"><draw:frame draw:style-name="fr5" draw:name="Image81" text:anchor-type="paragraph" svg:width="0.423cm" svg:height="0.423cm" draw:z-index="67"><draw:image xlink:href="Pictures/100002000000000E0000000E36BE6BD0.gif" xlink:type="simple" xlink:show="embed" xlink:actuate="onLoad"/></draw:frame></draw:a><draw:frame draw:style-name="fr4" draw:name="Image82" text:anchor-type="paragraph" svg:width="0.37cm" svg:height="0.37cm" draw:z-index="68"><draw:image xlink:href="Pictures/100002000000000E0000000EACA2CAFA.gif" xlink:type="simple" xlink:show="embed" xlink:actuate="onLoad"/></draw:frame><draw:a xlink:type="simple" xlink:href="https://www.pedf.cuni.cz/adm770223/navigace_add.php?id=758"><draw:frame draw:style-name="fr5" draw:name="Image83" text:anchor-type="paragraph" svg:width="0.423cm" svg:height="0.714cm" draw:z-index="69"><draw:image xlink:href="Pictures/100002000000001900000019E8D32A3E.gif" xlink:type="simple" xlink:show="embed" xlink:actuate="onLoad"/></draw:frame></draw:a><text:bookmark text:name="758"/><text:bookmark text:name="del758"/><draw:a xlink:type="simple" xlink:href="https://www.pedf.cuni.cz/adm770223/navigace_main.php?act=hide&amp;id=758"><draw:frame draw:style-name="fr3" draw:name="Image84" text:anchor-type="as-char" svg:width="0.291cm" svg:height="0.291cm" draw:z-index="108"><draw:image xlink:href="Pictures/100002000000000B0000000B6B6FDCB5.gif" xlink:type="simple" xlink:show="embed" xlink:actuate="onLoad"/></draw:frame></draw:a><text:bookmark text:name="hide758"/> 13. <text:a xlink:type="simple" xlink:href="http://195.113.37.40/nepublikovane_prace.htm" office:target-frame-name="_blank" xlink:show="new" text:style-name="Internet_20_link" text:visited-style-name="Visited_20_Internet_20_Link">Nepublikované práce</text:a> <text:span text:style-name="T1">758</text:span></text:p>
            <text:p text:style-name="Quotations"><draw:a xlink:type="simple" xlink:href="javascript:(confirm('Skutečně%20Smazat%20č.166%20?'))?document.location.href='navigace_del.php?id=166':alert('Požadavek%20zrušen.')"><draw:frame draw:style-name="fr4" draw:name="Image85" text:anchor-type="paragraph" svg:width="0.45cm" svg:height="0.45cm" draw:z-index="70"><draw:image xlink:href="Pictures/1000020000000011000000110BD66F37.gif" xlink:type="simple" xlink:show="embed" xlink:actuate="onLoad"/></draw:frame></draw:a><draw:frame draw:style-name="fr4" draw:name="Image86" text:anchor-type="paragraph" svg:width="0.37cm" svg:height="0.37cm" draw:z-index="71"><draw:image xlink:href="Pictures/100002000000000E0000000EACA2CAFA.gif" xlink:type="simple" xlink:show="embed" xlink:actuate="onLoad"/></draw:frame><draw:a xlink:type="simple" xlink:href="https://www.pedf.cuni.cz/adm770223/navigace_edit.php?id=166"><draw:frame draw:style-name="fr5" draw:name="Image87" text:anchor-type="paragraph" svg:width="0.423cm" svg:height="0.423cm" draw:z-index="72"><draw:image xlink:href="Pictures/100002000000000E0000000E36BE6BD0.gif" xlink:type="simple" xlink:show="embed" xlink:actuate="onLoad"/></draw:frame></draw:a><draw:frame draw:style-name="fr4" draw:name="Image88" text:anchor-type="paragraph" svg:width="0.37cm" svg:height="0.37cm" draw:z-index="73"><draw:image xlink:href="Pictures/100002000000000E0000000EACA2CAFA.gif" xlink:type="simple" xlink:show="embed" xlink:actuate="onLoad"/></draw:frame><draw:a xlink:type="simple" xlink:href="https://www.pedf.cuni.cz/adm770223/navigace_add.php?id=166"><draw:frame draw:style-name="fr5" draw:name="Image89" text:anchor-type="paragraph" svg:width="0.423cm" svg:height="0.714cm" draw:z-index="74"><draw:image xlink:href="Pictures/100002000000001900000019E8D32A3E.gif" xlink:type="simple" xlink:show="embed" xlink:actuate="onLoad"/></draw:frame></draw:a><text:bookmark text:name="166"/><text:bookmark text:name="del166"/><draw:a xlink:type="simple" xlink:href="https://www.pedf.cuni.cz/adm770223/navigace_main.php?act=hide&amp;id=166"><draw:frame draw:style-name="fr3" draw:name="Image90" text:anchor-type="as-char" svg:width="0.291cm" svg:height="0.291cm" draw:z-index="109"><draw:image xlink:href="Pictures/100002000000000B0000000B6B6FDCB5.gif" xlink:type="simple" xlink:show="embed" xlink:actuate="onLoad"/></draw:frame></draw:a><text:bookmark text:name="hide166"/> 14. <text:a xlink:type="simple" xlink:href="http://195.113.37.40/zivotni_prostredi.htm" office:target-frame-name="_blank" xlink:show="new" text:style-name="Internet_20_link" text:visited-style-name="Visited_20_Internet_20_Link">Životní prostředí</text:a> <text:span text:style-name="T1">166</text:span></text:p>
            <text:p text:style-name="Quotations"><draw:a xlink:type="simple" xlink:href="javascript:(confirm('Skutečně%20Smazat%20č.167%20?'))?document.location.href='navigace_del.php?id=167':alert('Požadavek%20zrušen.')"><draw:frame draw:style-name="fr4" draw:name="Image91" text:anchor-type="paragraph" svg:width="0.45cm" svg:height="0.45cm" draw:z-index="75"><draw:image xlink:href="Pictures/1000020000000011000000110BD66F37.gif" xlink:type="simple" xlink:show="embed" xlink:actuate="onLoad"/></draw:frame></draw:a><draw:frame draw:style-name="fr4" draw:name="Image92" text:anchor-type="paragraph" svg:width="0.37cm" svg:height="0.37cm" draw:z-index="76"><draw:image xlink:href="Pictures/100002000000000E0000000EACA2CAFA.gif" xlink:type="simple" xlink:show="embed" xlink:actuate="onLoad"/></draw:frame><draw:a xlink:type="simple" xlink:href="https://www.pedf.cuni.cz/adm770223/navigace_edit.php?id=167"><draw:frame draw:style-name="fr5" draw:name="Image93" text:anchor-type="paragraph" svg:width="0.423cm" svg:height="0.423cm" draw:z-index="77"><draw:image xlink:href="Pictures/100002000000000E0000000E36BE6BD0.gif" xlink:type="simple" xlink:show="embed" xlink:actuate="onLoad"/></draw:frame></draw:a><draw:frame draw:style-name="fr4" draw:name="Image94" text:anchor-type="paragraph" svg:width="0.37cm" svg:height="0.37cm" draw:z-index="78"><draw:image xlink:href="Pictures/100002000000000E0000000EACA2CAFA.gif" xlink:type="simple" xlink:show="embed" xlink:actuate="onLoad"/></draw:frame><draw:a xlink:type="simple" xlink:href="https://www.pedf.cuni.cz/adm770223/navigace_add.php?id=167"><draw:frame draw:style-name="fr5" draw:name="Image95" text:anchor-type="paragraph" svg:width="0.423cm" svg:height="0.714cm" draw:z-index="79"><draw:image xlink:href="Pictures/100002000000001900000019E8D32A3E.gif" xlink:type="simple" xlink:show="embed" xlink:actuate="onLoad"/></draw:frame></draw:a><text:bookmark text:name="167"/><text:bookmark text:name="del167"/><draw:a xlink:type="simple" xlink:href="https://www.pedf.cuni.cz/adm770223/navigace_main.php?act=hide&amp;id=167"><draw:frame draw:style-name="fr3" draw:name="Image96" text:anchor-type="as-char" svg:width="0.291cm" svg:height="0.291cm" draw:z-index="110"><draw:image xlink:href="Pictures/100002000000000B0000000B6B6FDCB5.gif" xlink:type="simple" xlink:show="embed" xlink:actuate="onLoad"/></draw:frame></draw:a><text:bookmark text:name="hide167"/> 15. <text:a xlink:type="simple" xlink:href="http://195.113.37.40/odpisy.htm" office:target-frame-name="_blank" xlink:show="new" text:style-name="Internet_20_link" text:visited-style-name="Visited_20_Internet_20_Link">Vyřazená literatura</text:a> <text:span text:style-name="T1">167</text:span></text:p>
            <text:p text:style-name="Quotations"><draw:a xlink:type="simple" xlink:href="javascript:(confirm('Skutečně%20Smazat%20č.168%20?'))?document.location.href='navigace_del.php?id=168':alert('Požadavek%20zrušen.')"><draw:frame draw:style-name="fr4" draw:name="Image97" text:anchor-type="paragraph" svg:width="0.45cm" svg:height="0.45cm" draw:z-index="80"><draw:image xlink:href="Pictures/1000020000000011000000110BD66F37.gif" xlink:type="simple" xlink:show="embed" xlink:actuate="onLoad"/></draw:frame></draw:a><draw:frame draw:style-name="fr4" draw:name="Image98" text:anchor-type="paragraph" svg:width="0.37cm" svg:height="0.37cm" draw:z-index="81"><draw:image xlink:href="Pictures/100002000000000E0000000EACA2CAFA.gif" xlink:type="simple" xlink:show="embed" xlink:actuate="onLoad"/></draw:frame><draw:a xlink:type="simple" xlink:href="https://www.pedf.cuni.cz/adm770223/navigace_edit.php?id=168"><draw:frame draw:style-name="fr5" draw:name="Image99" text:anchor-type="paragraph" svg:width="0.423cm" svg:height="0.423cm" draw:z-index="82"><draw:image xlink:href="Pictures/100002000000000E0000000E36BE6BD0.gif" xlink:type="simple" xlink:show="embed" xlink:actuate="onLoad"/></draw:frame></draw:a><draw:frame draw:style-name="fr4" draw:name="Image100" text:anchor-type="paragraph" svg:width="0.37cm" svg:height="0.37cm" draw:z-index="83"><draw:image xlink:href="Pictures/100002000000000E0000000EACA2CAFA.gif" xlink:type="simple" xlink:show="embed" xlink:actuate="onLoad"/></draw:frame><draw:a xlink:type="simple" xlink:href="https://www.pedf.cuni.cz/adm770223/navigace_add.php?id=168"><draw:frame draw:style-name="fr5" draw:name="Image101" text:anchor-type="paragraph" svg:width="0.423cm" svg:height="0.714cm" draw:z-index="84"><draw:image xlink:href="Pictures/100002000000001900000019E8D32A3E.gif" xlink:type="simple" xlink:show="embed" xlink:actuate="onLoad"/></draw:frame></draw:a><text:bookmark text:name="168"/><text:bookmark text:name="del168"/><draw:a xlink:type="simple" xlink:href="https://www.pedf.cuni.cz/adm770223/navigace_main.php?act=hide&amp;id=168"><draw:frame draw:style-name="fr3" draw:name="Image102" text:anchor-type="as-char" svg:width="0.291cm" svg:height="0.291cm" draw:z-index="111"><draw:image xlink:href="Pictures/100002000000000B0000000B6B6FDCB5.gif" xlink:type="simple" xlink:show="embed" xlink:actuate="onLoad"/></draw:frame></draw:a><text:bookmark text:name="hide168"/> 16. <text:a xlink:type="simple" xlink:href="http://195.113.37.40/odkazy.htm" office:target-frame-name="_blank" xlink:show="new" text:style-name="Internet_20_link" text:visited-style-name="Visited_20_Internet_20_Link">Odkazy</text:a> <text:span text:style-name="T1">168</text:span></text:p>
            <text:p text:style-name="Quotations"><draw:a xlink:type="simple" xlink:href="javascript:(confirm('Skutečně%20Smazat%20č.169%20?'))?document.location.href='navigace_del.php?id=169':alert('Požadavek%20zrušen.')"><draw:frame draw:style-name="fr4" draw:name="Image103" text:anchor-type="paragraph" svg:width="0.45cm" svg:height="0.45cm" draw:z-index="85"><draw:image xlink:href="Pictures/1000020000000011000000110BD66F37.gif" xlink:type="simple" xlink:show="embed" xlink:actuate="onLoad"/></draw:frame></draw:a><draw:frame draw:style-name="fr4" draw:name="Image104" text:anchor-type="paragraph" svg:width="0.37cm" svg:height="0.37cm" draw:z-index="86"><draw:image xlink:href="Pictures/100002000000000E0000000EACA2CAFA.gif" xlink:type="simple" xlink:show="embed" xlink:actuate="onLoad"/></draw:frame><draw:a xlink:type="simple" xlink:href="https://www.pedf.cuni.cz/adm770223/navigace_edit.php?id=169"><draw:frame draw:style-name="fr5" draw:name="Image105" text:anchor-type="paragraph" svg:width="0.423cm" svg:height="0.423cm" draw:z-index="87"><draw:image xlink:href="Pictures/100002000000000E0000000E36BE6BD0.gif" xlink:type="simple" xlink:show="embed" xlink:actuate="onLoad"/></draw:frame></draw:a><draw:frame draw:style-name="fr4" draw:name="Image106" text:anchor-type="paragraph" svg:width="0.37cm" svg:height="0.37cm" draw:z-index="88"><draw:image xlink:href="Pictures/100002000000000E0000000EACA2CAFA.gif" xlink:type="simple" xlink:show="embed" xlink:actuate="onLoad"/></draw:frame><draw:a xlink:type="simple" xlink:href="https://www.pedf.cuni.cz/adm770223/navigace_add.php?id=169"><draw:frame draw:style-name="fr5" draw:name="Image107" text:anchor-type="paragraph" svg:width="0.423cm" svg:height="0.714cm" draw:z-index="89"><draw:image xlink:href="Pictures/100002000000001900000019E8D32A3E.gif" xlink:type="simple" xlink:show="embed" xlink:actuate="onLoad"/></draw:frame></draw:a><text:bookmark text:name="169"/><text:bookmark text:name="del169"/><draw:a xlink:type="simple" xlink:href="https://www.pedf.cuni.cz/adm770223/navigace_main.php?act=hide&amp;id=169"><draw:frame draw:style-name="fr3" draw:name="Image108" text:anchor-type="as-char" svg:width="0.291cm" svg:height="0.291cm" draw:z-index="112"><draw:image xlink:href="Pictures/100002000000000B0000000B6B6FDCB5.gif" xlink:type="simple" xlink:show="embed" xlink:actuate="onLoad"/></draw:frame></draw:a><text:bookmark text:name="hide169"/> 17. <text:a xlink:type="simple" xlink:href="http://195.113.37.40/fotogalerie.htm" office:target-frame-name="_blank" xlink:show="new" text:style-name="Internet_20_link" text:visited-style-name="Visited_20_Internet_20_Link">Fotogalerie</text:a> <text:span text:style-name="T1">169</text:span></text:p>
            <text:p text:style-name="Quotations"><draw:a xlink:type="simple" xlink:href="javascript:(confirm('Skutečně%20Smazat%20č.170%20?'))?document.location.href='navigace_del.php?id=170':alert('Požadavek%20zrušen.')"><draw:frame draw:style-name="fr4" draw:name="Image109" text:anchor-type="paragraph" svg:width="0.45cm" svg:height="0.45cm" draw:z-index="90"><draw:image xlink:href="Pictures/1000020000000011000000110BD66F37.gif" xlink:type="simple" xlink:show="embed" xlink:actuate="onLoad"/></draw:frame></draw:a><draw:frame draw:style-name="fr4" draw:name="Image110" text:anchor-type="paragraph" svg:width="0.37cm" svg:height="0.37cm" draw:z-index="91"><draw:image xlink:href="Pictures/100002000000000E0000000EACA2CAFA.gif" xlink:type="simple" xlink:show="embed" xlink:actuate="onLoad"/></draw:frame><draw:a xlink:type="simple" xlink:href="https://www.pedf.cuni.cz/adm770223/navigace_edit.php?id=170"><draw:frame draw:style-name="fr5" draw:name="Image111" text:anchor-type="paragraph" svg:width="0.423cm" svg:height="0.423cm" draw:z-index="92"><draw:image xlink:href="Pictures/100002000000000E0000000E36BE6BD0.gif" xlink:type="simple" xlink:show="embed" xlink:actuate="onLoad"/></draw:frame></draw:a><draw:frame draw:style-name="fr4" draw:name="Image112" text:anchor-type="paragraph" svg:width="0.37cm" svg:height="0.37cm" draw:z-index="93"><draw:image xlink:href="Pictures/100002000000000E0000000EACA2CAFA.gif" xlink:type="simple" xlink:show="embed" xlink:actuate="onLoad"/></draw:frame><draw:a xlink:type="simple" xlink:href="https://www.pedf.cuni.cz/adm770223/navigace_add.php?id=170"><draw:frame draw:style-name="fr5" draw:name="Image113" text:anchor-type="paragraph" svg:width="0.423cm" svg:height="0.714cm" draw:z-index="94"><draw:image xlink:href="Pictures/100002000000001900000019E8D32A3E.gif" xlink:type="simple" xlink:show="embed" xlink:actuate="onLoad"/></draw:frame></draw:a><text:bookmark text:name="170"/><text:bookmark text:name="del170"/><draw:a xlink:type="simple" xlink:href="https://www.pedf.cuni.cz/adm770223/navigace_main.php?act=hide&amp;id=170"><draw:frame draw:style-name="fr3" draw:name="Image114" text:anchor-type="as-char" svg:width="0.291cm" svg:height="0.291cm" draw:z-index="113"><draw:image xlink:href="Pictures/100002000000000B0000000B6B6FDCB5.gif" xlink:type="simple" xlink:show="embed" xlink:actuate="onLoad"/></draw:frame></draw:a><text:bookmark text:name="hide170"/> 18. <text:a xlink:type="simple" xlink:href="http://195.113.37.40/napiste_nam.htm" office:target-frame-name="_blank" xlink:show="new" text:style-name="Internet_20_link" text:visited-style-name="Visited_20_Internet_20_Link">Napište nám</text:a> <text:span text:style-name="T1">170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10:05:41.486700766</meta:creation-date>
    <dc:date>2015-09-02T10:08:06.129488062</dc:date>
    <meta:editing-duration>PT2M25S</meta:editing-duration>
    <meta:editing-cycles>1</meta:editing-cycles>
    <meta:document-statistic meta:table-count="1" meta:image-count="114" meta:object-count="0" meta:page-count="1" meta:paragraph-count="20" meta:word-count="73" meta:character-count="448" meta:non-whitespace-character-count="373"/>
    <meta:generator>LibreOffice/4.3.7.2$Linux_X86_64 LibreOffice_project/430$Build-2</meta:generator>
  </office:meta>
</office:document-meta>
</file>